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4" draw:id="id4" draw:layer="layout" svg:width="9.5cm" svg:height="3.775cm" svg:x="4.689cm" svg:y="1.34cm">
          <draw:glue-point draw:id="4" svg:x="3.354cm" svg:y="4.948cm"/>
          <draw:glue-point draw:id="5" svg:x="-3.418cm" svg:y="4.948cm"/>
          <text:p text:style-name="P1">Application Layer</text:p>
          <text:p text:style-name="P1"/>
          <text:p text:style-name="P1"/>
          <text:p text:style-name="P1"/>
          <text:p text:style-name="P1"/>
        </draw:rect>
        <draw:custom-shape draw:style-name="gr2" draw:text-style-name="P2" xml:id="id2" draw:id="id2" draw:layer="layout" svg:width="2.131cm" svg:height="2.071cm" svg:x="12.282cm" svg:y="7.48cm">
          <text:p text:style-name="P1"><text:span text:style-name="T1">Application</text:span></text:p>
          <text:p text:style-name="P1"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2" xml:id="id7" draw:id="id7" draw:layer="layout" svg:width="2.72cm" svg:height="2.74cm" svg:x="8.466cm" svg:y="6.811cm">
          <text:p text:style-name="P1"><text:span text:style-name="T1">LDAP</text:span></text:p>
          <text:p text:style-name="P1"><text:span text:style-name="T1">Server</text:span></text:p>
        </draw:rect>
        <draw:connector draw:style-name="gr3" draw:text-style-name="P1" draw:layer="layout" draw:type="curve" svg:x1="12.676cm" svg:y1="4.487cm" svg:x2="13.348cm" svg:y2="7.48cm" draw:start-shape="id1" draw:start-glue-point="2" draw:end-shape="id2" draw:end-glue-point="5" svg:d="M12676 4487c0 2244 672 748 672 2993">
          <text:p/>
        </draw:connector>
        <draw:rect draw:style-name="gr1" draw:text-style-name="P2" xml:id="id5" draw:id="id5" draw:layer="layout" svg:width="2.72cm" svg:height="2.74cm" svg:x="4.628cm" svg:y="6.73cm">
          <text:p text:style-name="P1"><text:span text:style-name="T1">Content</text:span></text:p>
          <text:p text:style-name="P1"><text:span text:style-name="T1">Server</text:span></text:p>
          <text:p text:style-name="P1"><text:span text:style-name="T1">(Images,</text:span></text:p>
          <text:p text:style-name="P1"><text:span text:style-name="T1">videos)</text:span></text:p>
        </draw:rect>
        <draw:custom-shape draw:style-name="gr4" draw:text-style-name="P1" xml:id="id3" draw:id="id3" draw:layer="layout" svg:width="1.238cm" svg:height="1.177cm" svg:x="1.299cm" svg:y="2.82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3" draw:text-style-name="P1" draw:layer="layout" draw:type="curve" svg:x1="2.537cm" svg:y1="3.41cm" svg:x2="4.689cm" svg:y2="3.227cm" draw:start-shape="id3" draw:start-glue-point="10" draw:end-shape="id4" draw:end-glue-point="3" svg:d="M2537 3410c1614 0 538-183 2152-183">
          <text:p/>
        </draw:connector>
        <draw:connector draw:style-name="gr5" draw:text-style-name="P1" draw:layer="layout" draw:type="curve" svg:x1="4.628cm" svg:y1="8.1cm" svg:x2="2.537cm" svg:y2="3.41cm" draw:start-shape="id5" draw:start-glue-point="3" draw:end-shape="id3" draw:end-glue-point="10" svg:d="M4628 8100c-1567 0-522-4690-2091-4690">
          <text:p/>
        </draw:connector>
        <draw:connector draw:style-name="gr3" draw:text-style-name="P1" draw:layer="layout" draw:type="curve" svg:x1="6.333cm" svg:y1="4.527cm" svg:x2="9.826cm" svg:y2="6.811cm" draw:start-shape="id6" draw:end-shape="id7" draw:end-glue-point="0" svg:d="M6333 4527c0 1713 3493 571 3493 2284">
          <text:p/>
        </draw:connector>
        <draw:connector draw:style-name="gr5" draw:text-style-name="P1" draw:layer="layout" draw:type="curve" svg:x1="9.854cm" svg:y1="4.527cm" svg:x2="5.988cm" svg:y2="6.73cm" draw:start-shape="id8" draw:end-shape="id5" draw:end-glue-point="0" svg:d="M9854 4527c0 1653-3866 552-3866 2203">
          <text:p/>
        </draw:connector>
        <draw:rect draw:style-name="gr1" draw:text-style-name="P2" xml:id="id6" draw:id="id6" draw:layer="layout" svg:width="2.112cm" svg:height="1.868cm" svg:x="5.277cm" svg:y="2.659cm">
          <text:p text:style-name="P1"><text:span text:style-name="T1">Security</text:span></text:p>
          <text:p text:style-name="P1"><text:span text:style-name="T1">Layer</text:span></text:p>
        </draw:rect>
        <draw:rect draw:style-name="gr1" draw:text-style-name="P2" xml:id="id8" draw:id="id8" draw:layer="layout" svg:width="2.173cm" svg:height="1.868cm" svg:x="8.768cm" svg:y="2.659cm">
          <text:p text:style-name="P1"><text:span text:style-name="T1">RESTful</text:span></text:p>
          <text:p text:style-name="P1"><text:span text:style-name="T1">controllers</text:span></text:p>
        </draw:rect>
        <draw:rect draw:style-name="gr1" draw:text-style-name="P2" xml:id="id1" draw:id="id1" draw:layer="layout" svg:width="2.131cm" svg:height="1.868cm" svg:x="11.611cm" svg:y="2.619cm">
          <text:p text:style-name="P1"><text:span text:style-name="T1">Persistence</text:span></text:p>
          <text:p text:style-name="P1"><text:span text:style-name="T1">Lay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10T19:13:45</meta:creation-date>
    <meta:editing-duration>PT2M25S</meta:editing-duration>
    <meta:editing-cycles>2</meta:editing-cycles>
    <meta:generator>OpenOffice/4.1.3$Unix OpenOffice.org_project/413m1$Build-9783</meta:generator>
    <meta:initial-creator>Yuga Gandikota</meta:initial-creator>
    <dc:date>2017-10-10T19:15:46</dc:date>
    <dc:creator>Yuga Gandikota</dc:creator>
    <meta:document-statistic meta:object-count="13"/>
  </office:meta>
</office:document-meta>
</file>